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draw:fill="none" fo:min-height="0.637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22pt" style:font-size-asian="22pt" style:font-size-complex="22pt"/>
    </style:style>
    <style:style style:name="P3" style:family="paragraph">
      <style:text-properties fo:font-family="'Century Schoolbook L'" style:font-family-generic="roman" style:font-pitch="variable" fo:font-size="20pt" style:font-size-asian="20pt" style:font-size-complex="20pt"/>
    </style:style>
    <style:style style:name="T1" style:family="text">
      <style:text-properties fo:font-family="'Century Schoolbook L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sub 58%" fo:font-family="'Century Schoolbook L'" style:font-family-generic="roman" style:font-pitch="variable" fo:font-size="22pt" style:font-size-asian="22pt" style:font-size-complex="22pt"/>
    </style:style>
    <style:style style:name="T3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5" style:family="text">
      <style:text-properties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sub 58%" fo:font-family="'Century Schoolbook L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0.301cm" svg:height="0.313cm" svg:x="0.85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01cm" svg:height="0.313cm" svg:x="3.399cm" svg:y="0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01cm" svg:height="0.313cm" svg:x="6.6cm" svg:y="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3.999cm" svg:height="2.499cm" draw:transform="rotate (1.5707963267946) translate (1cm 5cm)" svg:viewBox="0 0 4000 2500" svg:d="m0 2000c3000 0 4000 2500 4000 2500">
          <text:p/>
        </draw:path>
        <draw:path draw:style-name="gr2" draw:text-style-name="P1" draw:layer="layout" svg:width="3.199cm" svg:height="0.499cm" svg:x="3.5cm" svg:y="0.5cm" svg:viewBox="0 0 3200 500" svg:d="m0 500c2560 0 3200-500 3200-500">
          <text:p/>
        </draw:path>
        <draw:frame draw:style-name="gr3" draw:layer="layout" svg:width="3.5cm" svg:height="0.886cm" svg:x="1cm" svg:y="4.6cm">
          <draw:text-box>
            <text:p>基準点</text:p>
          </draw:text-box>
        </draw:frame>
        <draw:frame draw:style-name="gr4" draw:text-style-name="P2" draw:layer="layout" svg:width="1.5cm" svg:height="1.492cm" svg:x="3.3cm" svg:y="0.9cm">
          <draw:text-box>
            <text:p text:style-name="P2"><text:span text:style-name="T1">r</text:span><text:span text:style-name="T2">0</text:span></text:p>
          </draw:text-box>
        </draw:frame>
        <draw:frame draw:style-name="gr4" draw:text-style-name="P2" draw:layer="layout" svg:width="1.5cm" svg:height="1.492cm" svg:x="6.5cm" svg:y="0.3cm">
          <draw:text-box>
            <text:p text:style-name="P2"><text:span text:style-name="T1">r</text:span><text:span text:style-name="T2">1</text:span></text:p>
          </draw:text-box>
        </draw:frame>
        <draw:frame draw:style-name="gr5" draw:layer="layout" svg:width="0.951cm" svg:height="0.887cm" svg:x="0.03cm" svg:y="4.793cm">
          <draw:text-box>
            <text:p>O</text:p>
          </draw:text-box>
        </draw:frame>
        <draw:frame draw:style-name="gr4" draw:text-style-name="P3" draw:layer="layout" svg:width="2.5cm" svg:height="1.383cm" svg:x="1.3cm" svg:y="2.5cm">
          <draw:text-box>
            <text:p text:style-name="P3"><text:span text:style-name="T3">W</text:span><text:span text:style-name="T4">(</text:span><text:span text:style-name="T5">r</text:span><text:span text:style-name="T6">0</text:span><text:span text:style-name="T4">)</text:span></text:p>
          </draw:text-box>
        </draw:frame>
        <draw:frame draw:style-name="gr4" draw:text-style-name="P3" draw:layer="layout" svg:width="2.5cm" svg:height="1.375cm" svg:x="4.6cm" svg:y="0.9cm">
          <draw:text-box>
            <text:p text:style-name="P3"><text:span text:style-name="T3">W</text:span><text:span text:style-name="T6">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2-05-22T16:15:13</dc:date>
    <meta:editing-cycles>19</meta:editing-cycles>
    <meta:editing-duration>PT03H14M43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